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E00000092F7490366AE91B15D.png" manifest:media-type="image/png"/>
  <manifest:file-entry manifest:full-path="Pictures/10000000000005560000030016C0F443F9B3A9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97aa" officeooo:paragraph-rsid="001e97aa"/>
    </style:style>
    <style:style style:name="P2" style:family="paragraph" style:parent-style-name="Standard">
      <style:text-properties officeooo:rsid="001e97aa" officeooo:paragraph-rsid="001e97aa"/>
    </style:style>
    <style:style style:name="P3" style:family="paragraph" style:parent-style-name="Standard">
      <style:text-properties fo:font-style="italic" fo:font-weight="bold" officeooo:rsid="001f4fd6" officeooo:paragraph-rsid="001f4fd6" fo:background-color="#ffff00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3</text:p>
      <text:p text:style-name="P1"/>
      <text:p text:style-name="P1"><draw:frame draw:style-name="fr1" draw:name="Figura1" text:anchor-type="paragraph" svg:width="17cm" svg:height="2.775cm" draw:z-index="0"><draw:image xlink:href="Pictures/100000000000037E00000092F7490366AE91B15D.png" xlink:type="simple" xlink:show="embed" xlink:actuate="onLoad"/></draw:frame></text:p>
      <text:p text:style-name="P1"><draw:frame draw:style-name="fr1" draw:name="Figura2" text:anchor-type="paragraph" svg:width="17cm" svg:height="9.557cm" draw:z-index="1"><draw:image xlink:href="Pictures/10000000000005560000030016C0F443F9B3A9D1.png" xlink:type="simple" xlink:show="embed" xlink:actuate="onLoad"/></draw:frame></text:p>
      <text:p text:style-name="P3">Aprov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08:22:46.464000000</meta:creation-date>
    <dc:date>2018-03-02T11:18:31.422000000</dc:date>
    <meta:editing-duration>PT2M6S</meta:editing-duration>
    <meta:editing-cycles>2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2" meta:word-count="2" meta:character-count="15" meta:non-whitespace-character-count="15"/>
  </office:meta>
</office:document-meta>
</file>